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1000000E18E403AC6A7BE056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736in" fo:margin-left="0in" fo:margin-top="0in" fo:margin-bottom="0in" table:align="left" style:writing-mode="lr-tb"/>
    </style:style>
    <style:style style:name="Table1.A" style:family="table-column">
      <style:table-column-properties style:column-width="2.9868in"/>
    </style:style>
    <style:style style:name="Table1.B" style:family="table-column">
      <style:table-column-properties style:column-width="2.9861in"/>
    </style:style>
    <style:style style:name="Table1.1" style:family="table-row">
      <style:table-row-properties style:min-row-height="0.1833in" fo:keep-together="auto"/>
    </style:style>
    <style:style style:name="Table1.A1" style:family="table-cell">
      <style:table-cell-properties fo:padding="0.0694in" fo:border="1pt solid #000000"/>
    </style:style>
    <style:style style:name="Table1.2" style:family="table-row">
      <style:table-row-properties style:min-row-height="0.7424in" fo:keep-together="auto"/>
    </style:style>
    <style:style style:name="Table1.3" style:family="table-row">
      <style:table-row-properties style:min-row-height="0.5507in" fo:keep-together="auto"/>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text-properties fo:font-size="12pt" fo:font-weight="bold" style:font-size-asian="12pt" style:font-weight-asian="bold" style:font-size-complex="12pt"/>
    </style:style>
    <style:style style:name="P4" style:family="paragraph" style:parent-style-name="Standard">
      <style:paragraph-properties fo:line-height="115%"/>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line-height="100%"/>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line-height="100%"/>
      <style:text-properties style:font-name="Times New Roman" style:font-name-asian="Times New Roman1" style:font-name-complex="Times New Roman1"/>
    </style:style>
    <style:style style:name="P7"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8" style:family="paragraph" style:parent-style-name="Standard">
      <style:paragraph-properties fo:margin-left="1.5in" fo:margin-right="0in" fo:margin-top="0.1665in" fo:margin-bottom="0.1665in" loext:contextual-spacing="false" fo:line-height="100%" fo:text-indent="0.5in" style:auto-text-indent="false"/>
    </style:style>
    <style:style style:name="P9" style:family="paragraph" style:parent-style-name="Standard">
      <style:paragraph-properties fo:line-height="100%" fo:orphans="0" fo:widows="0" fo:padding="0in" fo:border="none"/>
    </style:style>
    <style:style style:name="P10" style:family="paragraph" style:parent-style-name="Standard">
      <style:paragraph-properties fo:margin-top="0.1665in" fo:margin-bottom="0.1665in" loext:contextual-spacing="false" fo:line-height="100%"/>
    </style:style>
    <style:style style:name="P11" style:family="paragraph" style:parent-style-name="Standard" style:list-style-name="WWNum2">
      <style:paragraph-properties fo:margin-left="0.5in" fo:margin-right="0in" fo:margin-top="0.166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 style:family="paragraph" style:parent-style-name="Standard" style:list-style-name="WWNum2">
      <style:paragraph-properties fo:margin-left="0.5in" fo:margin-right="0in" fo:margin-top="0in" fo:margin-bottom="0.166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5" style:family="paragraph" style:parent-style-name="Standard">
      <style:paragraph-properties fo:margin-top="0in" fo:margin-bottom="0.1665in" loext:contextual-spacing="false" fo:line-height="100%"/>
      <style:text-properties fo:font-size="12pt" style:font-size-asian="12pt" style:font-size-complex="12pt"/>
    </style:style>
    <style:style style:name="P16" style:family="paragraph" style:parent-style-name="Standard">
      <style:paragraph-properties fo:margin-top="0in" fo:margin-bottom="0.1665in" loext:contextual-spacing="false" fo:line-height="100%"/>
    </style:style>
    <style:style style:name="P17" style:family="paragraph" style:parent-style-name="Standard">
      <style:paragraph-properties fo:margin-left="0.5in" fo:margin-right="0in" fo:margin-top="0in" fo:margin-bottom="0.1665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18" style:family="paragraph" style:parent-style-name="Standard">
      <style:paragraph-properties fo:margin-left="1in" fo:margin-right="0in" fo:margin-top="0in" fo:margin-bottom="0.1665in" loext:contextual-spacing="false" fo:line-height="100%" fo:text-indent="0.5in" style:auto-text-indent="false"/>
    </style:style>
    <style:style style:name="P19" style:family="paragraph" style:parent-style-name="Standard">
      <style:paragraph-properties fo:margin-left="0in" fo:margin-right="0in" fo:margin-top="0in" fo:margin-bottom="0.1665in" loext:contextual-spacing="false" fo:line-height="100%" fo:text-indent="0.5in" style:auto-text-indent="false"/>
    </style:style>
    <style:style style:name="P20" style:family="paragraph" style:parent-style-name="Standard">
      <style:paragraph-properties fo:margin-left="0.5in" fo:margin-right="0in" fo:margin-top="0in" fo:margin-bottom="0.1665in" loext:contextual-spacing="false" fo:line-height="100%" fo:text-indent="0in" style:auto-text-indent="false"/>
    </style:style>
    <style:style style:name="P21" style:family="paragraph" style:parent-style-name="Standard">
      <style:paragraph-properties fo:margin-left="0.5in" fo:margin-right="0in" fo:margin-top="0in" fo:margin-bottom="0.1665in" loext:contextual-spacing="false" fo:line-height="100%" fo:text-indent="0in" style:auto-text-indent="false"/>
      <style:text-properties fo:font-size="12pt" style:font-size-asian="12pt" style:font-size-complex="12pt"/>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5in" fo:margin-right="0in" fo:text-indent="0in" style:auto-text-indent="false"/>
      <style:text-properties fo:font-size="12pt" fo:font-weight="bold" style:font-size-asian="12pt" style:font-weight-asian="bold" style:font-size-complex="12pt"/>
    </style:style>
    <style:style style:name="P24" style:family="paragraph" style:parent-style-name="Standard">
      <style:paragraph-properties fo:margin-left="0in" fo:margin-right="0in" fo:margin-top="0in" fo:margin-bottom="0.1665in" loext:contextual-spacing="false" fo:line-height="100%" fo:text-indent="0in" style:auto-text-indent="false"/>
    </style:style>
    <style:style style:name="P25" style:family="paragraph" style:parent-style-name="Standard">
      <style:paragraph-properties fo:margin-left="0in" fo:margin-right="0in" fo:margin-top="0in" fo:margin-bottom="0.1665in" loext:contextual-spacing="false" fo:line-height="100%" fo:text-indent="0in" style:auto-text-indent="false"/>
      <style:text-properties fo:font-size="12pt" style:font-size-asian="12pt" style:font-size-complex="12pt"/>
    </style:style>
    <style:style style:name="P26" style:family="paragraph" style:parent-style-name="Standard">
      <style:paragraph-properties fo:margin-top="0.1665in" fo:margin-bottom="0in" loext:contextual-spacing="false" fo:line-height="100%"/>
    </style:style>
    <style:style style:name="P27" style:family="paragraph" style:parent-style-name="Standard" style:list-style-name="WWNum3">
      <style:paragraph-properties fo:margin-left="0.5in" fo:margin-right="0in" fo:text-indent="-0.25in" style:auto-text-indent="false"/>
    </style:style>
    <style:style style:name="P28"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4pt" fo:font-weight="bold" style:font-size-asian="14pt" style:font-weight-asian="bold" style:font-size-complex="14pt"/>
    </style:style>
    <style:style style:name="T5" style:family="text">
      <style:text-properties fo:font-size="14pt" style:font-size-asian="14pt" style:font-size-complex="14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8" style:family="text">
      <style:text-properties fo:color="#0000ff" fo:font-size="12pt" style:text-underline-style="solid" style:text-underline-width="auto" style:text-underline-color="font-color" style:font-size-asian="12pt" style:font-size-complex="12pt"/>
    </style:style>
    <style:style style:name="T9" style:family="text">
      <style:text-properties fo:color="#0000ee" style:text-underline-style="solid" style:text-underline-width="auto" style:text-underline-color="font-color"/>
    </style:style>
    <style:style style:name="T10" style:family="text">
      <style:text-properties fo:color="#1155cc" fo:font-size="12pt" style:text-underline-style="solid" style:text-underline-width="auto" style:text-underline-color="font-color" style:font-size-asian="12pt" style:font-size-complex="12pt"/>
    </style:style>
    <style:style style:name="T11" style:family="text">
      <style:text-properties fo:color="#1155cc" style:font-name="Times New Roman" fo:font-size="12pt" fo:font-weight="bold" style:font-name-asian="Times New Roman1" style:font-size-asian="12pt" style:font-weight-asian="bold" style:font-name-complex="Times New Roman1" style:font-size-complex="12pt"/>
    </style:style>
    <style:style style:name="T12"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3" style:family="text">
      <style:text-properties style:font-name="Times New Roman" fo:font-size="12pt" fo:font-weight="bold" style:font-name-asian="Times New Roman1" style:font-size-asian="12pt" style:font-weight-asian="bold" style:font-name-complex="Times New Roman1" style:font-size-complex="12pt"/>
    </style:style>
    <style:style style:name="T14" style:family="text">
      <style:text-properties style:font-name="Times New Roman" style:font-name-asian="Times New Roman1" style:font-name-complex="Times New Roman1"/>
    </style:style>
    <style:style style:name="T15" style:family="text">
      <style:text-properties fo:color="#ff0000" style:font-name="Times New Roman" fo:font-weight="bold" style:font-name-asian="Times New Roman1" style:font-weight-asian="bold" style:font-name-complex="Times New Roman1"/>
    </style:style>
    <style:style style:name="T16" style:family="text">
      <style:text-properties fo:color="#ff0000" style:font-name="Times New Roman" style:font-name-asian="Times New Roman1" style:font-name-complex="Times New Roman1"/>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text:span text:style-name="T1">Airbnb Analysis</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2">Project Title</text:span></text:p>
          </table:table-cell>
          <table:table-cell table:style-name="Table1.A1" office:value-type="string">
            <text:p text:style-name="P9"><text:span text:style-name="T2">Airbnb Analysis</text:span></text:p>
          </table:table-cell>
        </table:table-row>
        <table:table-row table:style-name="Table1.2">
          <table:table-cell table:style-name="Table1.A1" office:value-type="string">
            <text:p text:style-name="P2"><text:span text:style-name="T2">Skills take away From This Project</text:span></text:p>
          </table:table-cell>
          <table:table-cell table:style-name="Table1.A1" office:value-type="string">
            <text:p text:style-name="P9"><text:span text:style-name="T2">Python scripting, Data Preprocessing, Visualization,</text:span></text:p>
            <text:p text:style-name="P9"><text:span text:style-name="T2">EDA, Streamlit, MongoDb, PowerBI or Tableau </text:span></text:p>
          </table:table-cell>
        </table:table-row>
        <table:table-row table:style-name="Table1.3">
          <table:table-cell table:style-name="Table1.A1" office:value-type="string">
            <text:p text:style-name="P9"><text:span text:style-name="T2">Domain</text:span></text:p>
          </table:table-cell>
          <table:table-cell table:style-name="Table1.A1" office:value-type="string">
            <text:p text:style-name="P9"><text:span text:style-name="T2">Travel Industry, Property Management and</text:span> <text:span text:style-name="T2">Tourism </text:span></text:p>
          </table:table-cell>
        </table:table-row>
      </table:table>
      <text:p text:style-name="P10"><text:span text:style-name="T4">Problem Statement:</text:span></text:p>
      <text:p text:style-name="P10"><text:span text:style-name="T3">This project aims to analyze Airbnb data using MongoDB Atlas, perform data cleaning and preparation, develop interactive geospatial visualizations, and create dynamic plots to gain insights into pricing variations, availability patterns, and location-based trends. The objectives are to:</text:span></text:p>
      <text:list xml:id="list55718985" text:style-name="WWNum2">
        <text:list-item>
          <text:p text:style-name="P11"><text:span text:style-name="T6">Establish a MongoDB connection, retrieve the Airbnb dataset, and ensure efficient data retrieval for analysis.</text:span></text:p>
        </text:list-item>
        <text:list-item>
          <text:p text:style-name="P12"><text:span text:style-name="T6">Clean and prepare the dataset, addressing missing values, duplicates, and data type conversions for accurate analysis.</text:span></text:p>
        </text:list-item>
        <text:list-item>
          <text:p text:style-name="P12"><text:span text:style-name="T6">Develop a streamlit web application with interactive maps showcasing the distribution of Airbnb listings, allowing users to explore prices, ratings, and other relevant factors.</text:span></text:p>
        </text:list-item>
        <text:list-item>
          <text:p text:style-name="P12"><text:span text:style-name="T6">Conduct price analysis and visualization, exploring variations based on location, property type, and seasons using dynamic plots and charts.</text:span></text:p>
        </text:list-item>
        <text:list-item>
          <text:p text:style-name="P12"><text:span text:style-name="T6">Analyze availability patterns across seasons, visualizing occupancy rates and demand fluctuations using suitable visualizations.</text:span></text:p>
        </text:list-item>
        <text:list-item>
          <text:p text:style-name="P12"><text:span text:style-name="T6">Investigate location-based insights by extracting and visualizing data for specific regions or neighborhoods.</text:span></text:p>
        </text:list-item>
        <text:list-item>
          <text:p text:style-name="P12"><text:span text:style-name="T6">Create interactive visualizations that enable users to filter and drill down into the data.</text:span></text:p>
        </text:list-item>
        <text:list-item>
          <text:p text:style-name="P14"><text:span text:style-name="T6">Build a comprehensive dashboard using Tableau or Power BI, combining various visualizations to present key insights from the analysis.</text:span></text:p>
        </text:list-item>
      </text:list>
      <text:p text:style-name="P15"/>
      <text:p text:style-name="P16"><text:span text:style-name="T4">Data</text:span><text:span text:style-name="T3">: </text:span><text:a xlink:type="simple" xlink:href="https://www.mongodb.com/cloud/atlas/efficiency?utm_content=rlsavisitor&amp;utm_source=google&amp;utm_campaign=search_gs_pl_evergreen_atlas_core_retarget-brand_gic-null_apac-all_ps-all_desktop_eng_lead&amp;utm_term=mongodb%20atlas&amp;utm_medium=cpc_paid_search&amp;utm_ad=e&amp;utm_ad_campaign_id=14412646476&amp;adgroup=131761130772&amp;cq_cmp=14412646476&amp;gad=1&amp;gclid=EAIaIQobChMIp8zhuOSEgAMVTw2DAx0aewI4EAAYASABEgIv__D_BwE" text:style-name="ListLabel_20_10" text:visited-style-name="ListLabel_20_10"><text:span text:style-name="T8">MongoDb - Atlas</text:span></text:a></text:p>
      <text:p text:style-name="P15"/>
      <text:list xml:id="list1085433832" text:style-name="WWNum1">
        <text:list-item>
          <text:p text:style-name="P13"><text:span text:style-name="T7">Create a MongoDB Atlas Account:</text:span><text:span text:style-name="T6"> Sign up for a MongoDB Atlas account by visiting the MongoDB Atlas website and follow the registration process to set up your account and create a new project.</text:span></text:p>
        </text:list-item>
        <text:list-item>
          <text:p text:style-name="P13"><text:span text:style-name="T7">Set Up a Cluster:</text:span><text:span text:style-name="T6"> Within your MongoDB Atlas project, set up a cluster. Choose the cloud provider and region for hosting your data, configure the cluster specifications, and create the cluster. This will serve as the database environment for storing the sample data.</text:span></text:p>
        </text:list-item>
        <text:list-item>
          <text:p text:style-name="P13"><text:span text:style-name="T7">Load the Airbnb Sample Data</text:span><text:span text:style-name="T6">: Once your cluster is set up, access the MongoDB Atlas dashboard. In the left-hand navigation menu, click on "Database Access" to create a database user with appropriate permissions for accessing and loading data. Then, select "Network Access" to set up IP whitelisting or configure other security measures.</text:span></text:p>
        </text:list-item>
        <text:list-item>
          <text:p text:style-name="P13"><text:span text:style-name="T7">Import Sample Data:</text:span><text:span text:style-name="T6"> From the MongoDB Atlas dashboard, navigate to the "Clusters" page and click on your cluster. In the cluster view, select the "Collections" tab and click on the "Sample Data" button. Choose the "Load Sample Dataset" option, and MongoDB Atlas will import the Airbnb sample data into your cluster. The sample data typically includes collections for listings, reviews, and users.</text:span></text:p>
        </text:list-item>
      </text:list>
      <text:p text:style-name="P17"/>
      <text:p text:style-name="P16"><text:span text:style-name="T4">Example AIRBNB data structure:</text:span></text:p>
      <text:p text:style-name="P16"><text:span text:style-name="T2"><text:tab/>{"_id": "unique_listing_id",</text:span></text:p>
      <text:p text:style-name="P16"><text:soft-page-break/><text:span text:style-name="T2"><text:s/><text:tab/> "name": "listing_title",</text:span></text:p>
      <text:p text:style-name="P16"><text:span text:style-name="T2"><text:s/><text:tab/> "description": "listing_description",</text:span></text:p>
      <text:p text:style-name="P16"><text:span text:style-name="T2"><text:s text:c="2"/><text:tab/>"host_id": "unique_host_id",</text:span></text:p>
      <text:p text:style-name="P16"><text:span text:style-name="T2"><text:s/><text:tab/> "host_name": "host_name",</text:span></text:p>
      <text:p text:style-name="P16"><text:span text:style-name="T2"><text:s/><text:tab/> "neighbourhood": "neighbourhood_name",</text:span></text:p>
      <text:p text:style-name="P16"><text:span text:style-name="T2"><text:s/><text:tab/> "location": {</text:span></text:p>
      <text:p text:style-name="P18"><text:span text:style-name="T2">"type": "Point",</text:span></text:p>
      <text:p text:style-name="P16"><text:span text:style-name="T2"><text:s text:c="3"/><text:tab/><text:tab/><text:tab/> "coordinates": [longitude, latitude]</text:span></text:p>
      <text:p text:style-name="P16"><text:span text:style-name="T2"><text:s/><text:tab/><text:tab/><text:tab/> },</text:span></text:p>
      <text:p text:style-name="P16"><text:span text:style-name="T2"><text:s text:c="2"/><text:tab/>"price": "listing_price",</text:span></text:p>
      <text:p text:style-name="P16"><text:span text:style-name="T2"><text:s/><text:tab/> "availability": {</text:span></text:p>
      <text:p text:style-name="P16"><text:span text:style-name="T2"><text:s text:c="3"/><text:tab/><text:tab/><text:tab/> "start_date": "YYYY-MM-DD",</text:span></text:p>
      <text:p text:style-name="P16"><text:span text:style-name="T2"><text:s text:c="3"/><text:tab/><text:tab/><text:tab/> "end_date": "YYYY-MM-DD"</text:span></text:p>
      <text:p text:style-name="P18"><text:span text:style-name="T2"><text:s text:c="2"/>},</text:span></text:p>
      <text:p text:style-name="P16"><text:span text:style-name="T2"><text:s text:c="2"/><text:tab/>"amenities": ["amenity_1", "amenity_2", ...],</text:span></text:p>
      <text:p text:style-name="P16"><text:span text:style-name="T2"><text:s text:c="2"/><text:tab/>"rating": "average_rating",</text:span></text:p>
      <text:p text:style-name="P16"><text:span text:style-name="T2"><text:s/><text:tab/> "reviews": [</text:span></text:p>
      <text:p text:style-name="P16"><text:span text:style-name="T2"><text:s text:c="4"/><text:tab/><text:tab/><text:tab/>{</text:span></text:p>
      <text:p text:style-name="P16"><text:span text:style-name="T2"><text:s text:c="5"/><text:tab/><text:tab/><text:tab/> "reviewer_id": "unique_reviewer_id",</text:span></text:p>
      <text:p text:style-name="P16"><text:span text:style-name="T2"><text:s text:c="6"/><text:tab/><text:tab/><text:tab/>"reviewer_name": "reviewer_name",</text:span></text:p>
      <text:p text:style-name="P16"><text:span text:style-name="T2"><text:s text:c="6"/><text:tab/><text:tab/><text:tab/>"comment": "review_comment",</text:span></text:p>
      <text:p text:style-name="P16"><text:span text:style-name="T2"><text:s text:c="5"/><text:tab/><text:tab/><text:tab/> "rating": "review_rating"</text:span></text:p>
      <text:p text:style-name="P16"><text:span text:style-name="T2"><text:s text:c="3"/><text:tab/><text:tab/><text:tab/> }, ...</text:span></text:p>
      <text:p text:style-name="P16"><text:span text:style-name="T2"><text:s/><text:tab/><text:tab/><text:tab/> ], ...</text:span></text:p>
      <text:p text:style-name="P19"><text:span text:style-name="T2">}</text:span></text:p>
      <text:p text:style-name="P10"><text:span text:style-name="T4">Approach: </text:span></text:p>
      <text:p text:style-name="P20"><text:soft-page-break/><text:span text:style-name="T3">1. </text:span><text:span text:style-name="T2">MongoDB Connection and Data Retrieval:</text:span><text:span text:style-name="T3"> Establish a connection to the MongoDB Atlas database and retrieve the Airbnb dataset. Perform queries and data retrieval operations to extract the necessary information for your analysis.</text:span></text:p>
      <text:p text:style-name="P20"><text:span text:style-name="T3">2. </text:span><text:span text:style-name="T2">Data Cleaning and Preparation:</text:span><text:span text:style-name="T3"> Clean the Airbnb dataset by handling missing values, removing duplicates, and transforming data types as necessary. Prepare the dataset for EDA and visualization tasks, ensuring data integrity and consistency.</text:span></text:p>
      <text:p text:style-name="P20"><text:span text:style-name="T3">3. </text:span><text:span text:style-name="T2">Geospatial Visualization:</text:span><text:span text:style-name="T3"> Develop a streamlit web application that utilizes <text:s/>the geospatial data from the Airbnb dataset to create interactive maps. Visualize the distribution of listings across different locations, allowing users to explore prices, ratings, and other relevant factors.</text:span></text:p>
      <text:p text:style-name="P20"><text:span text:style-name="T3">4. </text:span><text:span text:style-name="T2">Price Analysis and Visualization:</text:span><text:span text:style-name="T3"> Use the cleaned data to analyze and visualize how prices vary across different locations, property types, and seasons. Create dynamic plots and charts that enable users to explore price trends, outliers, and correlations with other variables.</text:span></text:p>
      <text:p text:style-name="P20"><text:span text:style-name="T3">5. </text:span><text:span text:style-name="T2">Availability Analysis by Season:</text:span><text:span text:style-name="T3"> Analyze the availability of Airbnb listings based on seasonal variations. Visualize the occupancy rates, booking patterns, and demand fluctuations throughout the year using line charts, heatmaps, or other suitable visualizations.</text:span></text:p>
      <text:p text:style-name="P20"><text:span text:style-name="T3">6. </text:span><text:span text:style-name="T2">Location-Based Insights:</text:span><text:span text:style-name="T3"> Investigate how the price of listings varies across different locations. Use MongoDB queries and data aggregation techniques to extract relevant information for specific regions or neighborhoods. Visualize these insights on interactive maps or create dashboards in tools like Tableau or Power BI.</text:span></text:p>
      <text:p text:style-name="P20"><text:span text:style-name="T3">7. </text:span><text:span text:style-name="T2">Interactive Visualizations:</text:span><text:span text:style-name="T3"> Develop dynamic and interactive visualizations that allow users to filter and drill down into the data based on their preferences. Enable users to interact with the visualizations to explore specific regions, property types, or time periods of interest.</text:span></text:p>
      <text:p text:style-name="P20"><text:span text:style-name="T3">8. </text:span><text:span text:style-name="T2">Dashboard Creation</text:span><text:span text:style-name="T3">: Utilize Tableau or Power BI to create a comprehensive dashboard that presents key insights from your analysis. Combine different visualizations, such as maps, charts, and tables, to provide a holistic view of the Airbnb dataset and its patterns.</text:span></text:p>
      <text:p text:style-name="P21"/>
      <text:p text:style-name="P24"><text:span text:style-name="T2">Reference Documents:</text:span></text:p>
      <text:p text:style-name="P24"><text:a xlink:type="simple" xlink:href="https://docs.google.com/document/d/162hcvAnCNv7WGsO2PKa7Olqn1Ir190slO97pM6ySlIw/edit?usp=sharing" text:style-name="ListLabel_20_11" text:visited-style-name="ListLabel_20_11"><text:span text:style-name="T9">Topic: MongoDB, EDA, SQL, PANDAS - Skill Enhancement Session</text:span></text:a></text:p>
      <text:p text:style-name="P25"/>
      <text:p text:style-name="P26"><text:span text:style-name="T4">The learning outcomes of this project are: </text:span></text:p>
      <text:p text:style-name="P26"><text:span text:style-name="T3">1.</text:span><text:span text:style-name="T2">MongoDB Atlas: </text:span><text:span text:style-name="T3">Gain proficiency in working with MongoDB Atlas to store and retrieve the Airbnb dataset, developing skills in data management with a NoSQL database technology.</text:span></text:p>
      <text:p text:style-name="P26"><text:span text:style-name="T3">2.</text:span><text:span text:style-name="T2">Streamlit Web Application: </text:span><text:span text:style-name="T3">Build a user-friendly web application using Streamlit, enhancing skills in web application development for interactive data exploration and visualization.</text:span></text:p>
      <text:p text:style-name="P26"><text:span text:style-name="T3">3.</text:span><text:span text:style-name="T2">Python Data Analysis: </text:span><text:span text:style-name="T3">Utilize Python for data cleaning, analysis, and visualization tasks, developing expertise in Python libraries such as Pandas and NumPy for data manipulation.</text:span></text:p>
      <text:p text:style-name="P26"><text:span text:style-name="T3">4.</text:span><text:span text:style-name="T2">Geospatial Analysis: </text:span><text:span text:style-name="T3">Leverage geospatial libraries like GeoPandas or Folium for geospatial data processing and visualization, gaining knowledge and skills in analyzing and visualizing spatial patterns.</text:span></text:p>
      <text:p text:style-name="P26"><text:span text:style-name="T3">5.</text:span><text:span text:style-name="T2">Tableau or Power BI: </text:span><text:span text:style-name="T3">Create interactive dashboards using tools like Tableau or Power BI, refining skills in data visualization and dashboard creation for comprehensive data presentation.</text:span></text:p>
      <text:p text:style-name="P26"><text:span text:style-name="T3">6.</text:span><text:span text:style-name="T2">Data Cleaning and Preparation: </text:span><text:span text:style-name="T3">Develop proficiency in cleaning and preparing the Airbnb dataset, including handling missing values, duplicates, and data type conversions, ensuring data quality and consistency.</text:span></text:p>
      <text:p text:style-name="P26"><text:span text:style-name="T3">7.</text:span><text:span text:style-name="T2">Data Visualization Techniques: </text:span><text:span text:style-name="T3">Master data visualization techniques to effectively communicate insights, developing skills in creating visually appealing and informative charts, maps, and plots</text:span><text:span text:style-name="T2">.</text:span></text:p>
      <text:p text:style-name="P26"><text:span text:style-name="T3">8.</text:span><text:span text:style-name="T2">Problem-Solving Skills: </text:span><text:span text:style-name="T3">Apply analytical skills to analyze pricing dynamics, availability patterns, and other factors, developing problem-solving abilities in extracting valuable insights from data.</text:span></text:p>
      <text:p text:style-name="P26"><text:span text:style-name="T3">9.</text:span><text:span text:style-name="T2">Data-Driven Decision Making: </text:span><text:span text:style-name="T3">Enhance decision-making skills by enabling stakeholders to make informed choices based on the insights and visualizations provided by the project.</text:span></text:p>
      <text:p text:style-name="P26"><text:span text:style-name="T3">10.</text:span><text:span text:style-name="T2">Collaboration and Project Management: </text:span><text:span text:style-name="T3">Strengthen collaboration and project management skills through the end-to-end development of the project, including task planning, coordination, and timely delivery of project milestones.</text:span></text:p>
      <text:p text:style-name="P3"/>
      <text:p text:style-name="Standard"><text:span text:style-name="T4">Project Evaluation metrics:</text:span></text:p>
      <text:list xml:id="list616889355" text:style-name="WWNum3">
        <text:list-item>
          <text:p text:style-name="P27"><text:span text:style-name="T3">You are supposed to write a code in a modular fashion (</text:span><text:span text:style-name="T2">in functional blocks</text:span><text:span text:style-name="T3">)</text:span></text:p>
        </text:list-item>
        <text:list-item>
          <text:p text:style-name="P27"><text:soft-page-break/><text:span text:style-name="T3">Maintainable: It can be maintained, even as your codebase grows.</text:span></text:p>
        </text:list-item>
        <text:list-item>
          <text:p text:style-name="P27"><text:span text:style-name="T3">Portable: It works the same in every environment (operating system)</text:span></text:p>
        </text:list-item>
        <text:list-item>
          <text:p text:style-name="P27"><text:span text:style-name="T3">You have to maintain your code on </text:span><text:span text:style-name="T2">GitHub</text:span><text:span text:style-name="T3">.(Mandatory)</text:span></text:p>
        </text:list-item>
        <text:list-item>
          <text:p text:style-name="P27"><text:span text:style-name="T3">You have to keep your </text:span><text:span text:style-name="T2">GitHub</text:span><text:span text:style-name="T3"> repo public so that anyone can check your code.(Mandatory)</text:span></text:p>
        </text:list-item>
        <text:list-item>
          <text:p text:style-name="P27"><text:span text:style-name="T3">Proper readme file you have to maintain for any project development(Mandatory)</text:span></text:p>
        </text:list-item>
        <text:list-item>
          <text:p text:style-name="P27"><text:span text:style-name="T3">You should include basic workflow and execution of the entire project in the readme file on </text:span><text:span text:style-name="T2">GitHub </text:span><text:span text:style-name="T3">(Mandatory)</text:span></text:p>
        </text:list-item>
        <text:list-item>
          <text:p text:style-name="P27"><text:span text:style-name="T3">Follow the coding standards: </text:span><text:a xlink:type="simple" xlink:href="https://www.python.org/dev/peps/pep-0008/" text:style-name="ListLabel_20_12" text:visited-style-name="ListLabel_20_12"><text:span text:style-name="T10">https://www.python.org/dev/peps/pep-0008/</text:span></text:a></text:p>
        </text:list-item>
        <text:list-item>
          <text:p text:style-name="P27"><text:span text:style-name="T3">You need to Create a Demo video of your working model and post in </text:span><text:span text:style-name="T2">LinkedIn(Mandatory)</text:span></text:p>
        </text:list-item>
      </text:list>
      <text:p text:style-name="P23"/>
      <text:p text:style-name="P1"><text:span text:style-name="T11">PROJECT DOUBT CLARIFICATION SESSION ( PROJECT AND CLASS DOUBTS)</text:span></text:p>
      <text:p text:style-name="P5"/>
      <text:p text:style-name="P1"><text:span text:style-name="T13">About Session: </text:span><text:span text:style-name="T14">The Project Doubt Clarification Session is a helpful resource for resolving questions and concerns about projects and class topics. It provides support in understanding project requirements, addressing code issues, and clarifying class concepts. The session aims to enhance comprehension and provide guidance to overcome challenges effectively.</text:span></text:p>
      <text:p text:style-name="P1"><text:span text:style-name="T15">Note: Book the slot at least before 12:00 Pm on the same day</text:span></text:p>
      <text:p text:style-name="P6"/>
      <text:p text:style-name="P1"><text:span text:style-name="T13">Timing: Tuesday, Thursday, Saturday (5:00PM to 7:00PM)</text:span></text:p>
      <text:p text:style-name="P5"/>
      <text:p text:style-name="P1"><text:span text:style-name="T13">Booking link :</text:span><text:a xlink:type="simple" xlink:href="https://forms.gle/XC553oSbMJ2Gcfug9" text:style-name="ListLabel_20_13" text:visited-style-name="ListLabel_20_13"><text:span text:style-name="T12">https://forms.gle/XC553oSbMJ2Gcfug9</text:span></text:a></text:p>
      <text:p text:style-name="P4"/>
      <text:p text:style-name="P1"><text:span text:style-name="T11">LIVE EVALUATION SESSION (CAPSTONE AND FINAL PROJECT)</text:span></text:p>
      <text:p text:style-name="P5"/>
      <text:p text:style-name="P1"><text:span text:style-name="T13">About Session: </text:span><text:span text:style-name="T14">The Live Evaluation Session for Capstone and Final Projects allows participants to showcase their projects and receive real-time feedback for improvement. It assesses project quality and provides an opportunity for discussion and evaluation.</text:span></text:p>
      <text:p text:style-name="P1"><text:span text:style-name="T15">Note: This form will Open on Saturday and Sunday Only on Every Week</text:span></text:p>
      <text:p text:style-name="P6"/>
      <text:p text:style-name="P1"><text:span text:style-name="T13">Timing: Monday-Saturday (12:00PM to 1:00PM)</text:span></text:p>
      <text:p text:style-name="P5"/>
      <text:p text:style-name="P1"><text:span text:style-name="T13">Booking link : </text:span><text:a xlink:type="simple" xlink:href="https://forms.gle/1m2Gsro41fLtZurRA" text:style-name="ListLabel_20_13" text:visited-style-name="ListLabel_20_13"><text:span text:style-name="T12">https://forms.gle/1m2Gsro41fLtZurRA</text:span></text:a></text:p>
      <text:p text:style-name="P23"><text:soft-page-break/></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normal"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Header"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ff" fo:font-size="12pt" style:text-underline-style="solid" style:text-underline-width="auto" style:text-underline-color="font-color" style:font-size-asian="12pt" style:font-size-complex="12pt"/>
    </style:style>
    <style:style style:name="ListLabel_20_11" style:display-name="ListLabel 11" style:family="text">
      <style:text-properties fo:color="#0000ee" style:text-underline-style="solid" style:text-underline-width="auto" style:text-underline-color="font-color"/>
    </style:style>
    <style:style style:name="ListLabel_20_12" style:display-name="ListLabel 12" style:family="text">
      <style:text-properties fo:color="#1155cc" fo:font-size="12pt" style:text-underline-style="solid" style:text-underline-width="auto" style:text-underline-color="font-color" style:font-size-asian="12pt" style:font-size-complex="12pt"/>
    </style:style>
    <style:style style:name="ListLabel_20_13" style:display-name="ListLabel 13" style:family="text">
      <style:text-properties fo:color="#1155cc"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center"/>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5in" fo:margin-bottom="1in" fo:margin-left="1.3126in" fo:margin-right="0.8126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draw:frame text:anchor-type="char" draw:z-index="4" draw:style-name="Mgr1" draw:text-style-name="MP1" svg:width="6.5004in" svg:height="6.5004in" svg:x="-0.0626in" svg:y="1.25in"><draw:image xlink:href="Pictures/10000000000000E1000000E18E403AC6A7BE0561.png" xlink:type="simple" xlink:show="embed" xlink:actuate="onLoad"><text:p/></draw:image></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0T19:19:00</meta:creation-date>
    <meta:initial-creator>santhosh sam</meta:initial-creator>
    <meta:document-statistic meta:table-count="1" meta:image-count="0" meta:object-count="0" meta:page-count="5" meta:paragraph-count="92" meta:word-count="1302" meta:character-count="9513" meta:non-whitespace-character-count="8202"/>
    <meta:generator>LibreOfficeDev/6.0.5.2$Linux_X86_64 LibreOffice_project/</meta:generator>
  </office:meta>
</office:document-meta>
</file>